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ubtitle">
      <style:text-properties officeooo:rsid="00015ad9" officeooo:paragraph-rsid="00015ad9"/>
    </style:style>
    <style:style style:name="P2" style:family="paragraph" style:parent-style-name="Title">
      <style:text-properties officeooo:rsid="00015ad9" officeooo:paragraph-rsid="00015ad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Virtualization</text:p>
      <text:p text:style-name="P1">Memory: Segmentation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09T18:41:15.662625088</meta:creation-date>
    <dc:date>2020-11-09T18:43:21.308824316</dc:date>
    <meta:editing-duration>PT2M6S</meta:editing-duration>
    <meta:editing-cycles>1</meta:editing-cycles>
    <meta:generator>LibreOffice/6.4.6.2$Linux_X86_64 LibreOffice_project/40$Build-2</meta:generator>
    <meta:document-statistic meta:table-count="0" meta:image-count="0" meta:object-count="0" meta:page-count="1" meta:paragraph-count="2" meta:word-count="3" meta:character-count="34" meta:non-whitespace-character-count="33"/>
  </office:meta>
</office:document-meta>
</file>